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e5804"/>
    </style:style>
    <style:style style:name="P2" style:family="paragraph" style:parent-style-name="Standard" style:master-page-name="Standard">
      <style:paragraph-properties style:page-number="auto"/>
    </style:style>
    <style:style style:name="P3" style:family="paragraph" style:parent-style-name="Standard">
      <style:text-properties officeooo:rsid="001eafda" officeooo:paragraph-rsid="001eafda"/>
    </style:style>
    <style:style style:name="T1" style:family="text">
      <style:text-properties officeooo:rsid="000b94b2"/>
    </style:style>
    <style:style style:name="T2" style:family="text">
      <style:text-properties officeooo:rsid="000cdb9f"/>
    </style:style>
    <style:style style:name="T3" style:family="text">
      <style:text-properties officeooo:rsid="001214e5"/>
    </style:style>
    <style:style style:name="T4" style:family="text">
      <style:text-properties officeooo:rsid="001d03ea"/>
    </style:style>
    <style:style style:name="T5" style:family="text">
      <style:text-properties officeooo:rsid="002071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Temporal distribution of Thanatophilus sinuatus</text:span> (Coleoptera: <text:span text:style-name="T1">Silphinae</text:span>) in the Czech Republic</text:p>
      <text:p text:style-name="Standard"/>
      <text:p text:style-name="P3">Temporal distribution of species is part of their life strategies and is tightly related to climate factors as mean temperature or precipitation. In our study we would like to show how it is possible to model such distribution based on specimens from museum collections and on-line databases. We tried to find any temporal trends in number of specimens of T. sinuatus change during the year, which could help us identify when we can expect the peaks of their activity and possibly mating season/s. <text:span text:style-name="T5">Due to the fact that such data are not collected at random, thus classical statistical approaches are not appropriate. Here we used Bayesian modeling as a valid mean how to extract information from such data. In the article we identified possible mating seasons in the Czech Republic and we discuss how our claims can be explained and supported by developmental biology of those animals.</text:span></text:p>
      <text:p text:style-name="P1"/>
      <text:p text:style-name="P1"/>
      <text:p text:style-name="Standard">Keywords: <text:span text:style-name="T3">Coleoptera, </text:span>Silphidae; <text:span text:style-name="T2">Thanatophilus sinuatus</text:span>; <text:span text:style-name="T4">temporal distribution</text:span>; Czech Republic; nature, <text:span text:style-name="T4">Bayesia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0.9839in" fo:margin-right="0.983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ec Pavel</meta:initial-creator>
    <meta:editing-cycles>70</meta:editing-cycles>
    <meta:creation-date>2015-02-26T07:29:00</meta:creation-date>
    <dc:date>2017-03-08T15:09:19.423103019</dc:date>
    <meta:editing-duration>PT17H40M45S</meta:editing-duration>
    <meta:generator>LibreOffice/5.1.6.2$Linux_X86_64 LibreOffice_project/10m0$Build-2</meta:generator>
    <meta:document-statistic meta:table-count="0" meta:image-count="0" meta:object-count="0" meta:page-count="1" meta:paragraph-count="3" meta:word-count="169" meta:character-count="1091" meta:non-whitespace-character-count="924"/>
    <meta:user-defined meta:name="AppVersion">15.0000</meta:user-defined>
    <meta:user-defined meta:name="Company">Česká zemědělská univerzita v Praz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